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8.svgz" manifest:version="1.2"/>
  <manifest:file-entry manifest:media-type="image/svg+xml" manifest:full-path="Pictures/7.svgz" manifest:version="1.2"/>
  <manifest:file-entry manifest:media-type="image/svg+xml" manifest:full-path="Pictures/6.svgz" manifest:version="1.2"/>
  <manifest:file-entry manifest:media-type="image/svg+xml" manifest:full-path="Pictures/5.svgz" manifest:version="1.2"/>
  <manifest:file-entry manifest:media-type="image/svg+xml" manifest:full-path="Pictures/4.svgz" manifest:version="1.2"/>
  <manifest:file-entry manifest:media-type="image/svg+xml" manifest:full-path="Pictures/3.svgz" manifest:version="1.2"/>
  <manifest:file-entry manifest:media-type="image/svg+xml" manifest:full-path="Pictures/2.svgz" manifest:version="1.2"/>
  <manifest:file-entry manifest:media-type="image/svg+xml" manifest:full-path="Pictures/1.svgz" manifest:version="1.2"/>
  <manifest:file-entry manifest:media-type="image/svg+xml" manifest:full-path="Pictures/0.svgz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</office:automatic-styles>
  <office:body>
    <office:text>
      <text:h text:style-name="Heading_20_1" text:outline-level="1">MINITOX - QUICK SUMMARY</text:h>
      <text:h text:style-name="Heading_20_2" text:outline-level="2">STUDY INFORMATION</text:h>
      <text:p text:style-name="P1">Project <text:s text:c="24"/>| HBsAg (2) <text:s text:c="34"/></text:p>
      <text:p text:style-name="P2">Theme No. <text:s text:c="22"/>| 70010 <text:s text:c="38"/></text:p>
      <text:p text:style-name="P3">Compound SRN <text:s text:c="19"/>| RO7011975-000 <text:s text:c="30"/></text:p>
      <text:p text:style-name="P4">Compound ERN <text:s text:c="19"/>| RO7011975-000-007 <text:s text:c="26"/></text:p>
      <text:p text:style-name="P5">GLP Status <text:s text:c="21"/>| Non-GLP <text:s text:c="36"/></text:p>
      <text:p text:style-name="P6">Safety Plan ID <text:s text:c="17"/>| N/A <text:s text:c="40"/></text:p>
      <text:p text:style-name="P7">Groups <text:s text:c="25"/>| 5 <text:s text:c="42"/></text:p>
      <text:p text:style-name="P8">Doses <text:s text:c="26"/>| 0, 100, 300, 600 and 900 mpk <text:s text:c="15"/></text:p>
      <text:p text:style-name="P9">Route of Administration <text:s text:c="8"/>| Oral Gavage <text:s text:c="32"/></text:p>
      <text:p text:style-name="P10">Frequency of administration <text:s text:c="4"/>| qd <text:s text:c="41"/></text:p>
      <text:p text:style-name="P11">Animal Species and Strain <text:s text:c="6"/>| Wistar-Han Rat <text:s text:c="29"/></text:p>
      <text:p text:style-name="P12">First Dosing Date <text:s text:c="14"/>| Jan 16, 2014 <text:s text:c="31"/></text:p>
      <text:p text:style-name="P13">Last Dosing Date <text:s text:c="15"/>| Jan 19, 2014 <text:s text:c="31"/></text:p>
      <text:p text:style-name="P14">Necropsy Date <text:s text:c="18"/>| Jan 20, 2014 <text:s text:c="31"/></text:p>
      <text:p text:style-name="P15">Day <text:s text:c="28"/>| 4 <text:s text:c="42"/></text:p>
      <text:p text:style-name="P16">Study Director <text:s text:c="17"/>| Spacey Sun <text:s text:c="33"/></text:p>
      <text:p text:style-name="P17">TPL <text:s text:c="28"/>| Dr. Jack Xie <text:s text:c="31"/></text:p>
      <text:p text:style-name="P18">DPL <text:s text:c="28"/>| Dr. Frances Wang <text:s text:c="27"/></text:p>
      <text:p text:style-name="P19">In-life Procedures <text:s text:c="13"/>| Xiaoqin Wu, Sunfeng Huang <text:s text:c="18"/></text:p>
      <text:p text:style-name="P20">Formulation Analysis <text:s text:c="11"/>| Dr. Wei Li, Wei Zhang <text:s text:c="22"/></text:p>
      <text:p text:style-name="P21">Bioanalysis <text:s text:c="20"/>| Sheng Zhong, Jian Xin, Yan Bo, Dr. Wenzhe Lu</text:p>
      <text:p text:style-name="P22">Clinical Pathology <text:s text:c="13"/>| Shuang Qiao (Medicilon) <text:s text:c="20"/></text:p>
      <text:p text:style-name="P23">Histopathology <text:s text:c="17"/>| Dr. Xiuying Yang (WuxiApptec) <text:s text:c="14"/></text:p>
      <text:p text:style-name="P24">Histopathology Peer Review <text:s text:c="5"/>| Dr. Bjoern Jacobsen <text:s text:c="24"/></text:p>
      <text:p text:style-name="P25"><text:s text:c="1"/>-- Group Information -- <text:s text:c="7"/>| <text:s text:c="1"/>-- Group Information -- <text:s text:c="19"/></text:p>
      <text:p text:style-name="P26">Group 1: 101-103 <text:s text:c="15"/>| enter information here <text:s text:c="21"/></text:p>
      <text:p text:style-name="P27">Group 2: 201-203 <text:s text:c="15"/>| enter information here <text:s text:c="21"/></text:p>
      <text:p text:style-name="P28">Group 3: 301-303 <text:s text:c="15"/>| enter information here <text:s text:c="21"/></text:p>
      <text:p text:style-name="Horizontal_20_Line"/>
      <text:h text:style-name="Heading_20_2" text:outline-level="2">1. BODY WEIGHT</text:h>
      <text:h text:style-name="Heading_20_3" text:outline-level="3">1.1 Body Weight - Summary Table</text:h>
      <text:p text:style-name="P29"><text:s text:c="6"/>DOSE <text:s text:c="2"/>DAY_1 <text:s text:c="2"/>DAY_2 <text:s text:c="3"/>DAY_3 <text:s text:c="3"/>DAY_4</text:p>
      <text:p text:style-name="P30"><text:s text:c="3"/>0 mg/kg 255 ± 8 260 ± 9 264 ± 11 270 ± 10</text:p>
      <text:p text:style-name="P31"><text:s text:c="2"/>50 mg/kg 256 ± 5 256 ± 6 <text:s text:c="1"/>259 ± 7 <text:s text:c="1"/>200 ± 1</text:p>
      <text:p text:style-name="P32"><text:s text:c="1"/>300 mg/kg 256 ± 7 254 ± 5 <text:s text:c="1"/>254 ± 6 <text:s text:c="1"/>254 ± 8</text:p>
      <text:p text:style-name="P33"><text:s text:c="1"/>600 mg/kg 256 ± 3 250 ± 3 <text:s text:c="1"/>243 ± 3 <text:s text:c="1"/>234 ± 3</text:p>
      <text:p text:style-name="P34"><text:s text:c="1"/>900 mg/kg 255 ± 3 245 ± 6 <text:s text:c="1"/>234 ± 5 <text:s text:c="1"/>224 ± 5</text:p>
      <text:h text:style-name="Heading_20_3" text:outline-level="3">1.2 Body Weight - Statistical Analysis</text:h>
      <text:p text:style-name="P35"><text:s text:c="16"/>DOSE <text:s text:c="1"/>DAY_1 <text:s text:c="1"/>DAY_2 <text:s text:c="2"/>DAY_3 <text:s text:c="2"/>DAY_4</text:p>
      <text:p text:style-name="P36"><text:s text:c="13"/>0 mg/kg <text:s text:c="3"/>--- <text:s text:c="3"/>--- <text:s text:c="4"/>--- <text:s text:c="4"/>---</text:p>
      <text:p text:style-name="P37"><text:s text:c="12"/>50 mg/kg <text:s text:c="3"/>--- <text:s text:c="3"/>--- <text:s text:c="4"/>--- p&lt;0.001</text:p>
      <text:p text:style-name="P38"><text:s text:c="11"/>300 mg/kg <text:s text:c="3"/>--- <text:s text:c="3"/>--- <text:s text:c="4"/>--- <text:s text:c="1"/>p&lt;0.05</text:p>
      <text:p text:style-name="P39"><text:s text:c="11"/>600 mg/kg <text:s text:c="3"/>--- <text:s text:c="3"/>--- <text:s text:c="1"/>p&lt;0.01 p&lt;0.001</text:p>
      <text:p text:style-name="P40"><text:s text:c="11"/>900 mg/kg <text:s text:c="3"/>--- p&lt;0.05 p&lt;0.001 p&lt;0.001</text:p>
      <text:p text:style-name="P41"><text:s text:c="14"/>LEVENE <text:s text:c="2"/>FAIL <text:s text:c="2"/>PASS <text:s text:c="3"/>PASS <text:s text:c="3"/>PASS</text:p>
      <text:p text:style-name="P42"><text:s text:c="10"/>ANOVA (p=) <text:s text:c="5"/>- 0.0305 <text:s text:c="2"/>1e-04 <text:s text:c="6"/>0</text:p>
      <text:p text:style-name="P43"><text:s text:c="1"/>KRUSKAL-WALLIS (p=) 0.9859 <text:s text:c="5"/>- <text:s text:c="6"/>- <text:s text:c="6"/>-</text:p>
      <text:p text:style-name="P44"><text:s text:c="9"/>- SUMMARY - <text:s text:c="3"/>--- <text:s text:c="5"/>* <text:s text:c="4"/>*** <text:s text:c="4"/>***</text:p>
      <text:h text:style-name="Heading_20_3" text:outline-level="3">1.3 Body Weight - Charts</text:h>
      <text:p text:style-name="First_20_paragraph"><draw:frame draw:name="img1" svg:width="0pt" svg:height="0pt"><draw:image xlink:href="Pictures/0.svgz" xlink:type="simple" xlink:show="embed" xlink:actuate="onLoad"/></draw:frame></text:p>
      <text:p text:style-name="Text_20_body"><draw:frame draw:name="img2" svg:width="0pt" svg:height="0pt"><draw:image xlink:href="Pictures/1.svgz" xlink:type="simple" xlink:show="embed" xlink:actuate="onLoad"/></draw:frame></text:p>
      <text:p text:style-name="Horizontal_20_Line"/>
      <text:h text:style-name="Heading_20_2" text:outline-level="2">2 BODY WEIGHT GAIN</text:h>
      <text:h text:style-name="Heading_20_3" text:outline-level="3">2.1 Body Weight Gain - Summary Table</text:h>
      <text:p text:style-name="P45"><text:s text:c="6"/>DOSE <text:s text:c="2"/>DAY_2 <text:s text:c="2"/>DAY_3 <text:s text:c="2"/>DAY_4 <text:s text:c="4"/>SUM</text:p>
      <text:p text:style-name="P46"><text:s text:c="3"/>0 mg/kg <text:s text:c="2"/>6 ± 2 <text:s text:c="2"/>4 ± 2 <text:s text:c="2"/>6 ± 2 <text:s text:c="1"/>15 ± 3</text:p>
      <text:p text:style-name="P47"><text:s text:c="2"/>50 mg/kg <text:s text:c="2"/>0 ± 1 <text:s text:c="2"/>3 ± 2 -59 ± 8 -56 ± 5</text:p>
      <text:p text:style-name="P48"><text:s text:c="1"/>300 mg/kg <text:s text:c="1"/>-2 ± 5 <text:s text:c="2"/>0 ± 2 <text:s text:c="2"/>0 ± 5 <text:s text:c="1"/>-1 ± 9</text:p>
      <text:p text:style-name="P49"><text:s text:c="1"/>600 mg/kg <text:s text:c="1"/>-6 ± 1 <text:s text:c="1"/>-7 ± 3 <text:s text:c="1"/>-9 ± 2 -21 ± 2</text:p>
      <text:p text:style-name="P50"><text:s text:c="1"/>900 mg/kg -10 ± 4 -12 ± 3 -10 ± 2 -31 ± 5</text:p>
      <text:h text:style-name="Heading_20_3" text:outline-level="3">2.2 Body Weight Gain - Statistical Aanalysis</text:h>
      <text:p text:style-name="P51"><text:s text:c="16"/>DOSE <text:s text:c="2"/>DAY_2 <text:s text:c="2"/>DAY_3 <text:s text:c="1"/>DAY_4 <text:s text:c="4"/>SUM</text:p>
      <text:p text:style-name="P52"><text:s text:c="13"/>0 mg/kg <text:s text:c="4"/>--- <text:s text:c="4"/>--- <text:s text:c="3"/>--- <text:s text:c="4"/>---</text:p>
      <text:p text:style-name="P53"><text:s text:c="12"/>50 mg/kg <text:s text:c="4"/>--- <text:s text:c="4"/>--- p&lt;0.05 p&lt;0.001</text:p>
      <text:p text:style-name="P54"><text:s text:c="11"/>300 mg/kg <text:s text:c="1"/>p&lt;0.05 <text:s text:c="4"/>--- <text:s text:c="3"/>--- <text:s text:c="1"/>p&lt;0.01</text:p>
      <text:p text:style-name="P55"><text:s text:c="11"/>600 mg/kg p&lt;0.001 p&lt;0.001 <text:s text:c="3"/>--- p&lt;0.001</text:p>
      <text:p text:style-name="P56"><text:s text:c="11"/>900 mg/kg p&lt;0.001 p&lt;0.001 <text:s text:c="3"/>--- p&lt;0.001</text:p>
      <text:p text:style-name="P57"><text:s text:c="14"/>LEVENE <text:s text:c="3"/>PASS <text:s text:c="3"/>PASS <text:s text:c="2"/>FAIL <text:s text:c="3"/>PASS</text:p>
      <text:p text:style-name="P58"><text:s text:c="10"/>ANOVA (p=) <text:s text:c="6"/>0 <text:s text:c="6"/>0 <text:s text:c="5"/>- <text:s text:c="6"/>0</text:p>
      <text:p text:style-name="P59"><text:s text:c="1"/>KRUSKAL-WALLIS (p=) <text:s text:c="6"/>- <text:s text:c="6"/>- 0.0017 <text:s text:c="6"/>-</text:p>
      <text:p text:style-name="P60"><text:s text:c="9"/>- SUMMARY - <text:s text:c="4"/>*** <text:s text:c="4"/>*** <text:s text:c="4"/>** <text:s text:c="4"/>***</text:p>
      <text:h text:style-name="Heading_20_3" text:outline-level="3">2.3 Body Weight Gain - Charts</text:h>
      <text:p text:style-name="First_20_paragraph"><draw:frame draw:name="img3" svg:width="0pt" svg:height="0pt"><draw:image xlink:href="Pictures/2.svgz" xlink:type="simple" xlink:show="embed" xlink:actuate="onLoad"/></draw:frame></text:p>
      <text:p text:style-name="Text_20_body"><draw:frame draw:name="img4" svg:width="0pt" svg:height="0pt"><draw:image xlink:href="Pictures/3.svgz" xlink:type="simple" xlink:show="embed" xlink:actuate="onLoad"/></draw:frame></text:p>
      <text:p text:style-name="Text_20_body"><draw:frame draw:name="img5" svg:width="0pt" svg:height="0pt"><draw:image xlink:href="Pictures/4.svgz" xlink:type="simple" xlink:show="embed" xlink:actuate="onLoad"/></draw:frame></text:p>
      <text:p text:style-name="Horizontal_20_Line"/>
      <text:h text:style-name="Heading_20_2" text:outline-level="2">3. FOOD CONSUMPTION</text:h>
      <text:h text:style-name="Heading_20_3" text:outline-level="3">3.1 Food Consumption - Summary Table</text:h>
      <text:p text:style-name="P61"><text:s text:c="6"/>DOSE <text:s text:c="4"/>SUM DAY_1_2 DAY_2_3 DAY_3_4</text:p>
      <text:p text:style-name="P62"><text:s text:c="3"/>0 mg/kg 135 ± 4 <text:s text:c="1"/>48 ± 4 <text:s text:c="1"/>43 ± 1 <text:s text:c="1"/>44 ± 2</text:p>
      <text:p text:style-name="P63"><text:s text:c="2"/>50 mg/kg 254 ± 1 <text:s text:c="1"/>35 ± 3 <text:s text:c="1"/>42 ± 1 178 ± 5</text:p>
      <text:p text:style-name="P64"><text:s text:c="1"/>300 mg/kg 96 ± 17 <text:s text:c="1"/>34 ± 1 <text:s text:c="1"/>32 ± 5 30 ± 11</text:p>
      <text:p text:style-name="P65"><text:s text:c="1"/>600 mg/kg 54 ± 13 <text:s text:c="1"/>23 ± 4 <text:s text:c="1"/>18 ± 6 <text:s text:c="1"/>13 ± 3</text:p>
      <text:p text:style-name="P66"><text:s text:c="1"/>900 mg/kg 30 ± 11 <text:s text:c="1"/>14 ± 4 <text:s text:c="2"/>9 ± 4 <text:s text:c="2"/>6 ± 2</text:p>
      <text:h text:style-name="Heading_20_3" text:outline-level="3">3.2 Food Consumption - Charts</text:h>
      <text:p text:style-name="First_20_paragraph"><draw:frame draw:name="img6" svg:width="0pt" svg:height="0pt"><draw:image xlink:href="Pictures/5.svgz" xlink:type="simple" xlink:show="embed" xlink:actuate="onLoad"/></draw:frame></text:p>
      <text:p text:style-name="Text_20_body"><draw:frame draw:name="img7" svg:width="0pt" svg:height="0pt"><draw:image xlink:href="Pictures/6.svgz" xlink:type="simple" xlink:show="embed" xlink:actuate="onLoad"/></draw:frame></text:p>
      <text:p text:style-name="Text_20_body"><draw:frame draw:name="img8" svg:width="0pt" svg:height="0pt"><draw:image xlink:href="Pictures/7.svgz" xlink:type="simple" xlink:show="embed" xlink:actuate="onLoad"/></draw:frame></text:p>
      <text:p text:style-name="Horizontal_20_Line"/>
      <text:h text:style-name="Heading_20_2" text:outline-level="2">4. CLINICAL PATHOLOGY</text:h>
      <text:h text:style-name="Heading_20_3" text:outline-level="3">4.1 Clinical Pathology - Summary Table</text:h>
      <text:p text:style-name="P67"><text:s text:c="1"/>DOSE <text:s text:c="5"/>ALP <text:s text:c="11"/>TBIL <text:s text:c="3"/>UREA <text:s text:c="7"/>ASP <text:s text:c="10"/></text:p>
      <text:p text:style-name="P68"><text:s text:c="1"/>0 mg/kg <text:s text:c="2"/>203.75 ± 50.72 0.1 ± 0 7.41 ± 0.79 111.25 ± 14.61</text:p>
      <text:p text:style-name="P69"><text:s text:c="1"/>50 mg/kg <text:s text:c="1"/>816.25 ± 12.5 <text:s text:c="1"/>0.1 ± 0 7.14 ± 1.01 109.75 ± 12.55</text:p>
      <text:p text:style-name="P70"><text:s text:c="1"/>300 mg/kg 229 ± 23.68 <text:s text:c="3"/>0.1 ± 0 6.6 ± 1.44 <text:s text:c="1"/>104 ± 9.59 <text:s text:c="3"/></text:p>
      <text:p text:style-name="P71"><text:s text:c="1"/>600 mg/kg 224.25 ± 56.96 0.1 ± 0 8.03 ± 1.69 120.25 ± 13.3 </text:p>
      <text:p text:style-name="P72"/>
      <text:p text:style-name="P73">---</text:p>
      <text:p text:style-name="P74"/>
      <text:p text:style-name="P75"><text:s text:c="1"/>DOSE <text:s text:c="5"/>ALT <text:s text:c="8"/>GGT <text:s text:c="2"/>UN <text:s text:c="10"/>CREA <text:s text:c="6"/></text:p>
      <text:p text:style-name="P76"><text:s text:c="1"/>0 mg/kg <text:s text:c="2"/>32 ± 6.27 <text:s text:c="2"/>0 ± 0 20.75 ± 2.22 0.25 ± 0.06</text:p>
      <text:p text:style-name="P77"><text:s text:c="1"/>50 mg/kg <text:s text:c="1"/>40 ± 4.08 <text:s text:c="2"/>0 ± 0 20 ± 2.83 <text:s text:c="3"/>0.25 ± 0.06</text:p>
      <text:p text:style-name="P78"><text:s text:c="1"/>300 mg/kg 47.5 ± 8.58 0 ± 0 18.5 ± 4.04 <text:s text:c="1"/>0.25 ± 0.06</text:p>
      <text:p text:style-name="P79"><text:s text:c="1"/>600 mg/kg 67 ± 10.92 <text:s text:c="1"/>0 ± 0 22.5 ± 4.73 <text:s text:c="1"/>0.22 ± 0.05</text:p>
      <text:p text:style-name="P80"/>
      <text:p text:style-name="P81">---</text:p>
      <text:p text:style-name="P82"/>
      <text:p text:style-name="P83"><text:s text:c="1"/>DOSE <text:s text:c="5"/>TP <text:s text:c="9"/>ALB <text:s text:c="8"/>GLO <text:s text:c="8"/>AG <text:s text:c="8"/></text:p>
      <text:p text:style-name="P84"><text:s text:c="1"/>0 mg/kg <text:s text:c="2"/>6.47 ± 0.24 4.62 ± 0.17 1.85 ± 0.26 2.52 ± 0.39</text:p>
      <text:p text:style-name="P85"><text:s text:c="1"/>50 mg/kg <text:s text:c="1"/>6.12 ± 0.46 4.42 ± 0.38 1.7 ± 0.14 <text:s text:c="1"/>2.6 ± 0.22 </text:p>
      <text:p text:style-name="P86"><text:s text:c="1"/>300 mg/kg 6.17 ± 0.29 4.22 ± 0.25 1.95 ± 0.06 2.2 ± 0.12 </text:p>
      <text:p text:style-name="P87"><text:s text:c="1"/>600 mg/kg 6.05 ± 0.06 4.17 ± 0.28 1.88 ± 0.22 2.27 ± 0.41</text:p>
      <text:p text:style-name="P88"/>
      <text:p text:style-name="P89">---</text:p>
      <text:p text:style-name="P90"/>
      <text:p text:style-name="P91"><text:s text:c="1"/>DOSE <text:s text:c="5"/>GLU <text:s text:c="9"/>TCHO <text:s text:c="9"/>TG <text:s text:c="10"/>NA. <text:s text:c="9"/></text:p>
      <text:p text:style-name="P92"><text:s text:c="1"/>0 mg/kg <text:s text:c="2"/>74.75 ± 11.5 73.75 ± 13.05 83 ± 21.74 <text:s text:c="2"/>143.5 ± 0.58 </text:p>
      <text:p text:style-name="P93"><text:s text:c="1"/>50 mg/kg <text:s text:c="1"/>79.5 ± 7 <text:s text:c="4"/>75.25 ± 12.42 92 ± 26.28 <text:s text:c="2"/>143.25 ± 0.96</text:p>
      <text:p text:style-name="P94"><text:s text:c="1"/>300 mg/kg 69.5 ± 11.39 61.25 ± 13.87 60.5 ± 21.44 142.75 ± 0.96</text:p>
      <text:p text:style-name="P95"><text:s text:c="1"/>600 mg/kg 61 ± 11.52 <text:s text:c="2"/>72.25 ± 15.8 <text:s text:c="1"/>92.5 ± 16.62 142 ± 1.15 <text:s text:c="2"/></text:p>
      <text:p text:style-name="P96"/>
      <text:p text:style-name="P97">---</text:p>
      <text:p text:style-name="P98"/>
      <text:p text:style-name="P99"><text:s text:c="1"/>DOSE <text:s text:c="5"/>K <text:s text:c="10"/>CL <text:s text:c="9"/>CA <text:s text:c="10"/>P <text:s text:c="9"/></text:p>
      <text:p text:style-name="P100"><text:s text:c="1"/>0 mg/kg <text:s text:c="2"/>5.42 ± 0.34 97 ± 0.82 <text:s text:c="2"/>11.43 ± 0.3 <text:s text:c="1"/>9.72 ± 1.02</text:p>
      <text:p text:style-name="P101"><text:s text:c="1"/>50 mg/kg <text:s text:c="1"/>5.4 ± 0.18 <text:s text:c="1"/>98.5 ± 0.58 11.32 ± 0.42 8.95 ± 1.06</text:p>
      <text:p text:style-name="P102"><text:s text:c="1"/>300 mg/kg 5.45 ± 0.13 98 ± 1.63 <text:s text:c="2"/>11.45 ± 0.33 8.82 ± 1.38</text:p>
      <text:p text:style-name="P103"><text:s text:c="1"/>600 mg/kg 5.72 ± 0.45 97 ± 2.16 <text:s text:c="2"/>11.4 ± 0.36 <text:s text:c="1"/>9.38 ± 0.43</text:p>
      <text:p text:style-name="P104"/>
      <text:p text:style-name="P105">---</text:p>
      <text:p text:style-name="P106"/>
      <text:p text:style-name="P107"><text:s text:c="1"/>DOSE <text:s text:c="5"/>CK <text:s text:c="14"/>WBC <text:s text:c="8"/>RBC <text:s text:c="8"/>HGB <text:s text:c="8"/></text:p>
      <text:p text:style-name="P108"><text:s text:c="1"/>0 mg/kg <text:s text:c="2"/>1296 ± 306.78 <text:s text:c="3"/>5.95 ± 1.62 8.41 ± 0.35 16.12 ± 0.83</text:p>
      <text:p text:style-name="P109"><text:s text:c="1"/>50 mg/kg <text:s text:c="1"/>1115 ± 115.22 <text:s text:c="3"/>7.17 ± 1.26 7.59 ± 0.26 14.8 ± 0.59 </text:p>
      <text:p text:style-name="P110"><text:s text:c="1"/>300 mg/kg 1152.25 ± 273.96 7.77 ± 1.14 8.12 ± 0.55 15.02 ± 0.39</text:p>
      <text:p text:style-name="P111"><text:s text:c="1"/>600 mg/kg 1294.75 ± 286.51 9.69 ± 1.22 8.13 ± 0.22 15.68 ± 0.56</text:p>
      <text:p text:style-name="P112"/>
      <text:p text:style-name="P113">---</text:p>
      <text:p text:style-name="P114"/>
      <text:p text:style-name="P115"><text:s text:c="1"/>DOSE <text:s text:c="5"/>HCT <text:s text:c="9"/>MCV <text:s text:c="9"/>MCH <text:s text:c="9"/>MCHC <text:s text:c="7"/></text:p>
      <text:p text:style-name="P116"><text:s text:c="1"/>0 mg/kg <text:s text:c="2"/>51.25 ± 2.1 <text:s text:c="1"/>60.92 ± 2.2 <text:s text:c="1"/>19.15 ± 0.73 31.48 ± 0.47</text:p>
      <text:p text:style-name="P117"><text:s text:c="1"/>50 mg/kg <text:s text:c="1"/>47.17 ± 2.2 <text:s text:c="1"/>62.15 ± 1.64 19.48 ± 0.39 31.35 ± 0.5 </text:p>
      <text:p text:style-name="P118"><text:s text:c="1"/>300 mg/kg 48.8 ± 2.31 <text:s text:c="1"/>60.12 ± 1.45 18.52 ± 0.76 30.85 ± 0.74</text:p>
      <text:p text:style-name="P119"><text:s text:c="1"/>600 mg/kg 48.77 ± 0.68 59.95 ± 1.03 19.25 ± 0.39 32.15 ± 0.7 </text:p>
      <text:p text:style-name="P120"/>
      <text:p text:style-name="P121">---</text:p>
      <text:p text:style-name="P122"/>
      <text:p text:style-name="P123"><text:s text:c="1"/>DOSE <text:s text:c="5"/>PLT <text:s text:c="12"/>RDW.CV <text:s text:c="6"/>NEUT <text:s text:c="7"/>NEUT_PER <text:s text:c="3"/></text:p>
      <text:p text:style-name="P124"><text:s text:c="1"/>0 mg/kg <text:s text:c="2"/>884.25 ± 171.3 <text:s text:c="1"/>11.5 ± 0.36 <text:s text:c="1"/>0.88 ± 0.39 15.38 ± 7.12</text:p>
      <text:p text:style-name="P125"><text:s text:c="1"/>50 mg/kg <text:s text:c="1"/>892.5 ± 218.03 <text:s text:c="1"/>12.18 ± 0.78 1.14 ± 0.36 15.7 ± 3.22 </text:p>
      <text:p text:style-name="P126"><text:s text:c="1"/>300 mg/kg 877.25 ± 212.6 <text:s text:c="1"/>12.15 ± 0.48 1.25 ± 0.73 15.98 ± 7.86</text:p>
      <text:p text:style-name="P127"><text:s text:c="1"/>600 mg/kg 1074.5 ± 142.16 12.68 ± 0.19 1.83 ± 0.75 18.62 ± 6.01</text:p>
      <text:p text:style-name="P128"/>
      <text:p text:style-name="P129">---</text:p>
      <text:p text:style-name="P130"/>
      <text:p text:style-name="P131"><text:s text:c="1"/>DOSE <text:s text:c="5"/>LYMPH <text:s text:c="6"/>LYMPH_PER <text:s text:c="3"/>MONO <text:s text:c="7"/>MONO_PER <text:s text:c="2"/></text:p>
      <text:p text:style-name="P132"><text:s text:c="1"/>0 mg/kg <text:s text:c="2"/>4.84 ± 1.64 80.85 ± 8.27 0.11 ± 0.05 1.82 ± 0.51</text:p>
      <text:p text:style-name="P133"><text:s text:c="1"/>50 mg/kg <text:s text:c="1"/>5.77 ± 0.98 80.65 ± 4 <text:s text:c="3"/>0.11 ± 0.05 1.5 ± 0.45 </text:p>
      <text:p text:style-name="P134"><text:s text:c="1"/>300 mg/kg 6.12 ± 1.06 78.88 ± 9.32 0.17 ± 0.07 2.23 ± 0.67</text:p>
      <text:p text:style-name="P135"><text:s text:c="1"/>600 mg/kg 7.35 ± 0.86 76.07 ± 6.16 0.26 ± 0.06 2.77 ± 0.87</text:p>
      <text:p text:style-name="P136"/>
      <text:p text:style-name="P137">---</text:p>
      <text:p text:style-name="P138"/>
      <text:p text:style-name="P139"><text:s text:c="1"/>DOSE <text:s text:c="5"/>EO <text:s text:c="9"/>EO_PER <text:s text:c="5"/>BASO <text:s text:c="7"/>BASO_PER <text:s text:c="2"/></text:p>
      <text:p text:style-name="P140"><text:s text:c="1"/>0 mg/kg <text:s text:c="2"/>0.08 ± 0.05 1.42 ± 1.05 0.01 ± 0.01 0.2 ± 0.08 </text:p>
      <text:p text:style-name="P141"><text:s text:c="1"/>50 mg/kg <text:s text:c="1"/>0.07 ± 0.05 1.05 ± 0.87 0.02 ± 0.01 0.32 ± 0.13</text:p>
      <text:p text:style-name="P142"><text:s text:c="1"/>300 mg/kg 0.1 ± 0.06 <text:s text:c="1"/>1.32 ± 0.88 0.03 ± 0.01 0.32 ± 0.1 </text:p>
      <text:p text:style-name="P143"><text:s text:c="1"/>600 mg/kg 0.08 ± 0.04 0.8 ± 0.32 <text:s text:c="1"/>0.04 ± 0.01 0.38 ± 0.17</text:p>
      <text:p text:style-name="P144"/>
      <text:p text:style-name="P145">---</text:p>
      <text:p text:style-name="P146"/>
      <text:p text:style-name="P147"><text:s text:c="1"/>DOSE <text:s text:c="5"/>LUC <text:s text:c="8"/>LUC_PER <text:s text:c="4"/>RET <text:s text:c="11"/>RET_PER <text:s text:c="3"/></text:p>
      <text:p text:style-name="P148"><text:s text:c="1"/>0 mg/kg <text:s text:c="2"/>0.02 ± 0.01 0.35 ± 0.1 <text:s text:c="1"/>357.73 ± 25.44 4.25 ± 0.33</text:p>
      <text:p text:style-name="P149"><text:s text:c="1"/>50 mg/kg <text:s text:c="1"/>0.06 ± 0.03 0.75 ± 0.26 330.07 ± 80.44 8.01 ± 0.1 </text:p>
      <text:p text:style-name="P150"><text:s text:c="1"/>300 mg/kg 0.1 ± 0.05 <text:s text:c="1"/>1.2 ± 0.45 <text:s text:c="1"/>275.15 ± 87.67 3.36 ± 0.95</text:p>
      <text:p text:style-name="P151"><text:s text:c="1"/>600 mg/kg 0.12 ± 0.03 1.3 ± 0.48 <text:s text:c="1"/>245.9 ± 101.97 3.05 ± 1.33</text:p>
      <text:p text:style-name="P152"/>
      <text:p text:style-name="P153">---</text:p>
      <text:h text:style-name="Heading_20_3" text:outline-level="3">4.2 Clinical Pathology - Statistical Analysis</text:h>
      <text:p text:style-name="P154"><text:s text:c="16"/>DOSE <text:s text:c="4"/>ALP <text:s text:c="4"/>ALT <text:s text:c="3"/>WBC <text:s text:c="3"/>RBC <text:s text:c="3"/>HGB</text:p>
      <text:p text:style-name="P155"><text:s text:c="13"/>0 mg/kg <text:s text:c="4"/>--- <text:s text:c="4"/>--- <text:s text:c="3"/>--- <text:s text:c="3"/>--- <text:s text:c="3"/>---</text:p>
      <text:p text:style-name="P156"><text:s text:c="12"/>50 mg/kg p&lt;0.001 <text:s text:c="4"/>--- <text:s text:c="3"/>--- p&lt;0.05 p&lt;0.05</text:p>
      <text:p text:style-name="P157"><text:s text:c="11"/>300 mg/kg <text:s text:c="4"/>--- <text:s text:c="4"/>--- <text:s text:c="3"/>--- <text:s text:c="3"/>--- <text:s text:c="3"/>---</text:p>
      <text:p text:style-name="P158"><text:s text:c="11"/>600 mg/kg <text:s text:c="4"/>--- p&lt;0.001 p&lt;0.01 <text:s text:c="3"/>--- <text:s text:c="3"/>---</text:p>
      <text:p text:style-name="P159"><text:s text:c="14"/>LEVENE <text:s text:c="3"/>PASS <text:s text:c="3"/>PASS <text:s text:c="2"/>PASS <text:s text:c="2"/>PASS <text:s text:c="2"/>PASS</text:p>
      <text:p text:style-name="P160"><text:s text:c="10"/>ANOVA (p=) <text:s text:c="6"/>0 <text:s text:c="2"/>3e-04 0.0125 0.0499 0.0367</text:p>
      <text:p text:style-name="P161"><text:s text:c="1"/>KRUSKAL-WALLIS (p=) <text:s text:c="6"/>- <text:s text:c="6"/>- <text:s text:c="5"/>- <text:s text:c="5"/>- <text:s text:c="5"/>-</text:p>
      <text:p text:style-name="P162"><text:s text:c="9"/>- SUMMARY - <text:s text:c="4"/>*** <text:s text:c="4"/>*** <text:s text:c="5"/>* <text:s text:c="5"/>* <text:s text:c="5"/>*</text:p>
      <text:p text:style-name="P163"/>
      <text:p text:style-name="P164">---</text:p>
      <text:p text:style-name="P165"/>
      <text:p text:style-name="P166"><text:s text:c="16"/>DOSE <text:s text:c="3"/>HCT RDW.CV <text:s text:c="1"/>LYMPH <text:s text:c="2"/>MONO <text:s text:c="2"/>BASO</text:p>
      <text:p text:style-name="P167"><text:s text:c="13"/>0 mg/kg <text:s text:c="3"/>--- <text:s text:c="3"/>--- <text:s text:c="3"/>--- <text:s text:c="3"/>--- <text:s text:c="3"/>---</text:p>
      <text:p text:style-name="P168"><text:s text:c="12"/>50 mg/kg p&lt;0.05 <text:s text:c="3"/>--- <text:s text:c="3"/>--- <text:s text:c="3"/>--- <text:s text:c="3"/>---</text:p>
      <text:p text:style-name="P169"><text:s text:c="11"/>300 mg/kg <text:s text:c="3"/>--- <text:s text:c="3"/>--- <text:s text:c="3"/>--- <text:s text:c="3"/>--- <text:s text:c="3"/>---</text:p>
      <text:p text:style-name="P170"><text:s text:c="11"/>600 mg/kg <text:s text:c="3"/>--- p&lt;0.05 p&lt;0.05 p&lt;0.05 p&lt;0.05</text:p>
      <text:p text:style-name="P171"><text:s text:c="14"/>LEVENE <text:s text:c="2"/>PASS <text:s text:c="2"/>PASS <text:s text:c="2"/>PASS <text:s text:c="2"/>PASS <text:s text:c="2"/>PASS</text:p>
      <text:p text:style-name="P172"><text:s text:c="10"/>ANOVA (p=) 0.0723 0.0426 0.0658 0.0084 0.0667</text:p>
      <text:p text:style-name="P173"><text:s text:c="1"/>KRUSKAL-WALLIS (p=) <text:s text:c="5"/>- <text:s text:c="5"/>- <text:s text:c="5"/>- <text:s text:c="5"/>- <text:s text:c="5"/>-</text:p>
      <text:p text:style-name="P174"><text:s text:c="9"/>- SUMMARY - <text:s text:c="3"/>--- <text:s text:c="5"/>* <text:s text:c="3"/>--- <text:s text:c="4"/>** <text:s text:c="3"/>---</text:p>
      <text:p text:style-name="P175"/>
      <text:p text:style-name="P176">---</text:p>
      <text:p text:style-name="P177"/>
      <text:p text:style-name="P178"><text:s text:c="16"/>DOSE <text:s text:c="3"/>LUC LUC_PER</text:p>
      <text:p text:style-name="P179"><text:s text:c="13"/>0 mg/kg <text:s text:c="3"/>--- <text:s text:c="4"/>---</text:p>
      <text:p text:style-name="P180"><text:s text:c="12"/>50 mg/kg <text:s text:c="3"/>--- <text:s text:c="4"/>---</text:p>
      <text:p text:style-name="P181"><text:s text:c="11"/>300 mg/kg p&lt;0.05 <text:s text:c="1"/>p&lt;0.05</text:p>
      <text:p text:style-name="P182"><text:s text:c="11"/>600 mg/kg p&lt;0.01 <text:s text:c="1"/>p&lt;0.05</text:p>
      <text:p text:style-name="P183"><text:s text:c="14"/>LEVENE <text:s text:c="2"/>PASS <text:s text:c="3"/>PASS</text:p>
      <text:p text:style-name="P184"><text:s text:c="10"/>ANOVA (p=) 0.0034 <text:s text:c="1"/>0.0099</text:p>
      <text:p text:style-name="P185"><text:s text:c="1"/>KRUSKAL-WALLIS (p=) <text:s text:c="5"/>- <text:s text:c="6"/>-</text:p>
      <text:p text:style-name="P186"><text:s text:c="9"/>- SUMMARY - <text:s text:c="4"/>** <text:s text:c="5"/>**</text:p>
      <text:h text:style-name="Heading_20_4" text:outline-level="4">Full Names of Indices with Statistical Significance</text:h>
      <text:p text:style-name="P187">ALP <text:s text:c="1"/>- <text:s text:c="1"/>Alkaline Phosphatase (U/L) <text:s text:c="21"/></text:p>
      <text:p text:style-name="P188">ALT <text:s text:c="1"/>- <text:s text:c="1"/>Alanine Aminotransferase (U/L) <text:s text:c="17"/></text:p>
      <text:p text:style-name="P189">WBC <text:s text:c="1"/>- <text:s text:c="1"/>White Blood Cells <text:s text:c="1"/>(10^9/L) <text:s text:c="20"/></text:p>
      <text:p text:style-name="P190">RBC <text:s text:c="1"/>- <text:s text:c="1"/>Red Blood Cells (10^12/L) <text:s text:c="22"/></text:p>
      <text:p text:style-name="P191">HGB <text:s text:c="1"/>- <text:s text:c="1"/>Hemoglobin (g/L) <text:s text:c="31"/></text:p>
      <text:p text:style-name="P192">HCT <text:s text:c="1"/>- <text:s text:c="1"/>Hematocrit (%) <text:s text:c="33"/></text:p>
      <text:p text:style-name="P193">RDW.CV <text:s text:c="1"/>- <text:s text:c="1"/>Red Blood Cell Distribution of Width - CV (%)</text:p>
      <text:p text:style-name="P194">LYMPH <text:s text:c="1"/>- <text:s text:c="1"/>Lymphocytes (10^9/L) <text:s text:c="25"/></text:p>
      <text:p text:style-name="P195">MONO <text:s text:c="1"/>- <text:s text:c="1"/>Monocytes (10^9/L) <text:s text:c="28"/></text:p>
      <text:p text:style-name="P196">BASO <text:s text:c="1"/>- <text:s text:c="1"/>Basophils (10^9/L) <text:s text:c="28"/></text:p>
      <text:p text:style-name="P197">LUC <text:s text:c="1"/>- <text:s text:c="1"/>Large Unstained Cells (10^9/L) <text:s text:c="17"/></text:p>
      <text:p text:style-name="P198">LUC_PER <text:s text:c="1"/>- <text:s text:c="1"/>Large Unstained Cells (%) <text:s text:c="18"/></text:p>
      <text:h text:style-name="Heading_20_3" text:outline-level="3">4.3 Clinical Pathology - Charts</text:h>
      <text:p text:style-name="First_20_paragraph"><draw:frame draw:name="img9" svg:width="0pt" svg:height="0pt"><draw:image xlink:href="Pictures/8.svgz" xlink:type="simple" xlink:show="embed" xlink:actuate="onLoad"/></draw:frame></text:p>
      <text:p text:style-name="Horizontal_20_Line"/>
      <text:h text:style-name="Heading_20_2" text:outline-level="2">5. ADDITIONAL INFORMATION</text:h>
      <text:h text:style-name="Heading_20_3" text:outline-level="3">5.1 Clinical Observations</text:h>
      <text:p text:style-name="P199">Animal 507 (TK animal) <text:s text:c="1"/>: Died on Day 5 before necropsy</text:p>
      <text:h text:style-name="Heading_20_3" text:outline-level="3">5.2 Gross Findings at Necropsy</text:h>
      <text:h text:style-name="Heading_20_1" text:outline-level="1">If there are no findings at necropsy, use the following lines.</text:h>
      <text:p text:style-name="P200">Animal NA (NA - NA</text:p>
      <text:h text:style-name="Heading_20_1" text:outline-level="1">If there are findings at necropsy, use the following lines.</text:h>
      <text:p text:style-name="P201">Error in 1:(nrow(necro_obs) - 1): 参数长度为零</text:p>
      <text:p text:style-name="P202">THE SUMMARY WAS CREATED ON 2015-03-12 01:12:3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